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, 'Andale Mono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388e" officeooo:paragraph-rsid="0005388e"/>
    </style:style>
    <style:style style:name="P2" style:family="paragraph" style:parent-style-name="Standard">
      <style:text-properties officeooo:rsid="00067f76" officeooo:paragraph-rsid="00067f76"/>
    </style:style>
    <style:style style:name="P3" style:family="paragraph" style:parent-style-name="Standard">
      <style:text-properties officeooo:rsid="0006d9e6" officeooo:paragraph-rsid="0006d9e6"/>
    </style:style>
    <style:style style:name="P4" style:family="paragraph" style:parent-style-name="Standard">
      <style:text-properties officeooo:rsid="0007fec2" officeooo:paragraph-rsid="0007fec2"/>
    </style:style>
    <style:style style:name="P5" style:family="paragraph" style:parent-style-name="Standard">
      <style:text-properties officeooo:rsid="0008d5bf" officeooo:paragraph-rsid="0008d5bf"/>
    </style:style>
    <style:style style:name="P6" style:family="paragraph" style:parent-style-name="Standard">
      <style:text-properties fo:font-variant="normal" fo:text-transform="none" fo:color="#2e8b57" style:font-name="Monaco" fo:font-size="8.25pt" fo:letter-spacing="normal" fo:font-style="normal" fo:font-weight="normal" officeooo:rsid="0008d5bf" officeooo:paragraph-rsid="0008d5bf"/>
    </style:style>
    <style:style style:name="P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67f76" officeooo:paragraph-rsid="0005388e"/>
    </style:style>
    <style:style style:name="P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8d5bf" officeooo:paragraph-rsid="0007fec2"/>
    </style:style>
    <style:style style:name="P9" style:family="paragraph" style:parent-style-name="Standard">
      <style:text-properties fo:font-variant="normal" fo:text-transform="none" fo:color="#2e8b57" style:font-name="Monaco" fo:font-size="8.25pt" fo:letter-spacing="normal" fo:font-style="normal" fo:font-weight="normal" officeooo:rsid="0008d5bf" officeooo:paragraph-rsid="0008d5bf"/>
    </style:style>
    <style:style style:name="T1" style:family="text">
      <style:text-properties officeooo:rsid="00067f76"/>
    </style:style>
    <style:style style:name="T2" style:family="text">
      <style:text-properties officeooo:rsid="0006d9e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figurações Iniciais:</text:p>
      <text:p text:style-name="P1"/>
      <text:p text:style-name="P1"><text:span text:style-name="T1">1)</text:span>Instalar libasound2-dev (contém a alsa-lib):</text:p>
      <text:p text:style-name="P1"/>
      <text:p text:style-name="P1"><text:tab/>sudo apt-get install libasound2-dev</text:p>
      <text:p text:style-name="P1"/>
      <text:p text:style-name="P1"/>
      <text:p text:style-name="P1"/>
      <text:p text:style-name="P3">Compiling an ALSA application:</text:p>
      <text:p text:style-name="P3"/>
      <text:p text:style-name="P3">Just use -lasound and make sure you have included</text:p>
      <text:p text:style-name="P3"/>
      <text:p text:style-name="P3">#include &lt;alsa/asoundlib.h&gt;</text:p>
      <text:p text:style-name="P1"/>
      <text:p text:style-name="P7"/>
      <text:p text:style-name="P2"/>
      <text:p text:style-name="P2"/>
      <text:p text:style-name="P2"/>
      <text:p text:style-name="P2">Links úteis:</text:p>
      <text:p text:style-name="P2"/>
      <text:p text:style-name="P2">- Tutoria<text:span text:style-name="T2">is:</text:span></text:p>
      <text:p text:style-name="P2"/>
      <text:p text:style-name="P3"><text:a xlink:type="simple" xlink:href="https://www.alsa-project.org/main/index.php/Tutorials_and_Presentations" text:style-name="Internet_20_link" text:visited-style-name="Visited_20_Internet_20_Link">https://www.alsa-project.org/main/index.php/Tutorials_and_Presentations</text:a></text:p>
      <text:p text:style-name="P3"/>
      <text:p text:style-name="P3"/>
      <text:p text:style-name="P4"><text:a xlink:type="simple" xlink:href="http://forum.audioinjector.net/viewtopic.php?f=10&amp;t=2982" text:style-name="Internet_20_link" text:visited-style-name="Visited_20_Internet_20_Link">http://forum.audioinjector.net/viewtopic.php?f=10&amp;t=2982</text:a></text:p>
      <text:p text:style-name="P8"/>
      <text:p text:style-name="P5"/>
      <text:p text:style-name="P5">Novo Tutorial:</text:p>
      <text:p text:style-name="P5"/>
      <text:p text:style-name="P5">Anotações Tutorial 0 <text:a xlink:type="simple" xlink:href="http://forum.audioinjector.net/viewtopic.php?f=10&amp;t=2977" text:style-name="Internet_20_link" text:visited-style-name="Visited_20_Internet_20_Link">http://forum.audioinjector.net/viewtopic.php?f=10&amp;t=2977</text:a> :</text:p>
      <text:p text:style-name="P5"/>
      <text:p text:style-name="P6">sudo apt install libsox-dev libeigen3-dev libfftw3-dev libasound2-dev libjack-jackd2-dev sox libgtk2.0-dev</text:p>
      <text:p text:style-name="P6"/>
      <text:p text:style-name="P6">TALVEZ PRECISE DAR sudo apt-get update</text:p>
      <text:p text:style-name="P6"/>
      <text:p text:style-name="P6"/>
      <text:p text:style-name="P6"><text:a xlink:type="simple" xlink:href="http://forum.audioinjector.net/viewtopic.php?f=5&amp;t=3" text:style-name="Internet_20_link" text:visited-style-name="Visited_20_Internet_20_Link">http://forum.audioinjector.net/viewtopic.php?f=5&amp;t=3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aco" svg:font-family="Monaco, 'Andale Mono', 'Courier New', Courier, 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22:11:17.040434024</meta:creation-date>
    <dc:date>2019-11-16T17:06:23.931587516</dc:date>
    <meta:editing-duration>PT46M5S</meta:editing-duration>
    <meta:editing-cycles>4</meta:editing-cycles>
    <meta:generator>LibreOffice/6.1.5.2$Linux_ARM_EABI LibreOffice_project/10$Build-2</meta:generator>
    <meta:document-statistic meta:table-count="0" meta:image-count="0" meta:object-count="0" meta:page-count="1" meta:paragraph-count="15" meta:word-count="56" meta:character-count="651" meta:non-whitespace-character-count="609"/>
  </office:meta>
</office:document-meta>
</file>